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05cm" draw:marker-start="Circle" draw:marker-start-width="1.524cm" draw:marker-end="Circle" draw:marker-end-width="1.524cm" draw:textarea-horizontal-align="left" draw:textarea-vertical-align="top" draw:auto-grow-height="false" fo:min-height="8.209cm" fo:min-width="13.039cm" fo:padding-top="0.277cm" fo:padding-bottom="0.277cm" fo:padding-left="0.402cm" fo:padding-right="0.402cm"/>
    </style:style>
    <style:style style:name="gr2" style:family="graphic" style:parent-style-name="standard">
      <style:graphic-properties svg:stroke-width="0.305cm" svg:stroke-color="#314004" draw:marker-start="Circle" draw:marker-start-width="1.524cm" draw:marker-end="Circle" draw:marker-end-width="1.524cm" draw:fill="solid" draw:fill-color="#66cc00" draw:textarea-horizontal-align="left" draw:textarea-vertical-align="bottom" draw:auto-grow-height="false" fo:min-height="8.209cm" fo:min-width="13.039cm" fo:padding-top="0.277cm" fo:padding-bottom="0.277cm" fo:padding-left="0.402cm" fo:padding-right="0.402cm"/>
    </style:style>
    <style:style style:name="gr3" style:family="graphic" style:parent-style-name="standard">
      <style:graphic-properties draw:fill="solid" draw:fill-color="#4e376b" draw:fill-hatch-solid="false" draw:opacity="90%" draw:textarea-horizontal-align="justify" draw:textarea-vertical-align="middle" draw:auto-grow-height="false" fo:min-height="10.545cm" fo:min-width="5.977cm" draw:shadow-offset-x="0.203cm" draw:shadow-offset-y="0.203cm" draw:shadow-opacity="90%"/>
    </style:style>
    <style:style style:name="gr4" style:family="graphic" style:parent-style-name="standard">
      <style:graphic-properties draw:textarea-horizontal-align="justify" draw:textarea-vertical-align="middle" draw:auto-grow-height="false" fo:min-height="0.783cm" fo:min-width="3.2cm"/>
    </style:style>
    <style:style style:name="gr5" style:family="graphic" style:parent-style-name="standard">
      <style:graphic-properties svg:stroke-width="0.305cm" svg:stroke-color="#ff6600" draw:marker-start="Circle" draw:marker-start-width="1.524cm" draw:marker-end="Circle" draw:marker-end-width="1.524cm" draw:fill-color="#ff9900" draw:textarea-horizontal-align="left" draw:textarea-vertical-align="top" draw:auto-grow-height="false" fo:min-height="8.209cm" fo:min-width="13.039cm" fo:padding-top="0.277cm" fo:padding-bottom="0.277cm" fo:padding-left="0.402cm" fo:padding-right="0.402cm"/>
    </style:style>
    <style:style style:name="gr6" style:family="graphic" style:parent-style-name="standard">
      <style:graphic-properties svg:stroke-width="0.305cm" svg:stroke-color="#3333ff" draw:marker-start="Circle" draw:marker-start-width="1.524cm" draw:marker-end="Circle" draw:marker-end-width="1.524cm" draw:fill="solid" draw:fill-color="#cfe7f5" draw:textarea-horizontal-align="right" draw:textarea-vertical-align="top" draw:auto-grow-height="false" fo:min-height="8.209cm" fo:min-width="13.039cm" fo:padding-top="0.277cm" fo:padding-bottom="0.277cm" fo:padding-left="0.402cm" fo:padding-right="0.402cm"/>
    </style:style>
    <style:style style:name="gr7" style:family="graphic" style:parent-style-name="standard">
      <style:graphic-properties draw:fill="solid" draw:fill-color="#4e376b" draw:fill-hatch-solid="false" draw:opacity="90%" draw:textarea-horizontal-align="justify" draw:textarea-vertical-align="middle" draw:auto-grow-height="false" fo:min-height="3.528cm" fo:min-width="11.634cm" draw:shadow-offset-x="0.203cm" draw:shadow-offset-y="0.203cm" draw:shadow-opacity="90%"/>
    </style:style>
    <style:style style:name="gr8" style:family="graphic" style:parent-style-name="standard">
      <style:graphic-properties draw:textarea-horizontal-align="justify" draw:textarea-vertical-align="middle" draw:auto-grow-height="false" fo:min-height="0.685cm" fo:min-width="6.538cm"/>
    </style:style>
    <style:style style:name="gr9" style:family="graphic" style:parent-style-name="standard">
      <style:graphic-properties draw:textarea-horizontal-align="justify" draw:textarea-vertical-align="middle" draw:auto-grow-height="false" fo:min-height="0.8cm" fo:min-width="6.5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763cm" svg:x="8.366cm" svg:y="1.635cm">
          <text:p text:style-name="P1">Fichier HGT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43cm" svg:height="8.763cm" svg:x="8.366cm" svg:y="10.635cm">
          <text:p text:style-name="P1">Fichier HG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77cm" svg:height="10.795cm" svg:x="12.811cm" svg:y="4.302cm">
          <text:p text:style-name="P1">Région à dessin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143cm" svg:x="10.652cm" svg:y="14.97cm">
          <text:p text:style-name="P1">bottomL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143cm" svg:x="17.891cm" svg:y="3.413cm">
          <text:p text:style-name="P1">topR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5" draw:text-style-name="P1" draw:layer="layout" svg:width="13.843cm" svg:height="8.763cm" svg:x="1cm" svg:y="6.119cm">
          <text:p text:style-name="P1">Fichier HGT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43cm" svg:height="8.763cm" svg:x="14.857cm" svg:y="6.119cm">
          <text:p text:style-name="P1">Fichier HGT 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.134cm" svg:height="3.778cm" svg:x="8.855cm" svg:y="8.296cm">
          <text:p text:style-name="P1">Région à dessin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138cm" svg:height="1.035cm" svg:x="4.81cm" svg:y="12.03cm">
          <text:p text:style-name="P1">bottomL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138cm" svg:height="1.162cm" svg:x="18.372cm" svg:y="7.223cm">
          <text:p text:style-name="P1">topR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z </meta:initial-creator>
    <meta:creation-date>2015-05-27T23:03:17.212293660</meta:creation-date>
    <dc:date>2015-05-28T22:01:08.025550549</dc:date>
    <dc:creator>vinz </dc:creator>
    <meta:editing-duration>PT14M36S</meta:editing-duration>
    <meta:editing-cycles>7</meta:editing-cycles>
    <meta:generator>LibreOffice/4.3.7.2$Linux_X86_64 LibreOffice_project/430$Build-2</meta:generator>
    <meta:document-statistic meta:object-count="10"/>
  </office:meta>
</office:document-meta>
</file>